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683000007051473EB9BD358FDA6.jpg" manifest:media-type="image/jpeg"/>
  <manifest:file-entry manifest:full-path="Pictures/10000000000006E3000007CC09DA5D62BC01887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9.75cm" fo:min-width="18.8cm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5cm" fo:min-width="2.388cm"/>
    </style:style>
    <style:style style:name="gr4" style:family="graphic" style:parent-style-name="standard">
      <style:graphic-properties svg:stroke-width="0.106cm" svg:stroke-color="#000000" draw:marker-start-width="0.359cm" draw:marker-end-width="0.359cm" draw:fill="solid" draw:fill-color="#729fcf" draw:opacity="24%" draw:textarea-horizontal-align="justify" draw:textarea-vertical-align="middle" draw:auto-grow-height="false" fo:min-height="1.412cm" fo:min-width="1.162cm" fo:padding-top="0.178cm" fo:padding-bottom="0.178cm" fo:padding-left="0.303cm" fo:padding-right="0.303cm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2.65cm" fo:min-width="0.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solid" draw:fill-color="#729fcf" draw:opacity="24%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9.3cm" svg:height="10cm" svg:x="1cm" svg:y="5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399cm" svg:height="8.377cm" svg:x="12.8cm" svg:y="5.423cm">
          <draw:image xlink:href="Pictures/10000000000006E3000007CC09DA5D62BC018877.jpg" xlink:type="simple" xlink:show="embed" xlink:actuate="onLoad" loext:mime-type="image/jpeg">
            <text:p/>
          </draw:image>
        </draw:frame>
        <draw:frame draw:style-name="gr2" draw:text-style-name="P2" draw:layer="layout" svg:width="7.2cm" svg:height="7.761cm" svg:x="1.2cm" svg:y="5.909cm">
          <draw:image xlink:href="Pictures/1000000000000683000007051473EB9BD358FDA6.jpg" xlink:type="simple" xlink:show="embed" xlink:actuate="onLoad" loext:mime-type="image/jpeg">
            <text:p/>
          </draw:image>
        </draw:frame>
        <draw:custom-shape draw:style-name="gr3" draw:text-style-name="P3" draw:layer="layout" svg:width="3.3cm" svg:height="1.5cm" svg:x="8.9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4" draw:text-style-name="P4" draw:layer="layout" svg:width="2.5cm" svg:height="2.5cm" svg:x="2.1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2.9cm" draw:transform="rotate (0.578751179961319) translate (3.612cm 12.95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2.5cm" svg:height="2.5cm" svg:x="13.973cm" svg:y="10.4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2.9cm" draw:transform="rotate (0.578751179961319) translate (15.485cm 12.93cm)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3T11:50:06.565011392</meta:creation-date>
    <dc:date>2020-08-13T15:01:53.895447989</dc:date>
    <meta:editing-duration>PT50M3S</meta:editing-duration>
    <meta:editing-cycles>4</meta:editing-cycles>
    <meta:generator>LibreOffice/6.2.8.2$Linux_X86_64 LibreOffice_project/20$Build-2</meta:generator>
    <meta:document-statistic meta:object-count="10"/>
  </office:meta>
</office:document-meta>
</file>